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fo:language="it" fo:country="IT" officeooo:rsid="00026548" officeooo:paragraph-rsid="00026548" style:font-size-asian="14pt" style:font-size-complex="14pt"/>
    </style:style>
    <style:style style:name="P2" style:family="paragraph" style:parent-style-name="Standard">
      <style:text-properties style:font-name="Calibri" fo:font-size="14pt" fo:language="it" fo:country="IT" officeooo:rsid="0003e44a" officeooo:paragraph-rsid="0003e44a" style:font-size-asian="14pt" style:font-size-complex="14pt"/>
    </style:style>
    <style:style style:name="T1" style:family="text">
      <style:text-properties officeooo:rsid="0003e44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long-dash" style:text-underline-width="auto" style:text-underline-color="font-color"/>
    </style:style>
    <style:style style:name="T4" style:family="text">
      <style:text-properties style:text-underline-style="long-dash" style:text-underline-width="auto" style:text-underline-color="font-color" officeooo:rsid="0003e4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LOGICO</text:p>
      <text:p text:style-name="P1"/>
      <text:p text:style-name="P1">Dipartiment<text:span text:style-name="T1">i</text:span>(<text:span text:style-name="T2">Codice</text:span>, Nome, Sede, <text:span text:style-name="T3">D</text:span><text:span text:style-name="T4">ipartimento</text:span>)</text:p>
      <text:p text:style-name="P2">Impiegati(<text:span text:style-name="T2">Matricola</text:span>, Cognome, Stipendio, <text:span text:style-name="T3">Direttore</text:span>)</text:p>
      <text:p text:style-name="P2">Progetti(<text:span text:style-name="T2">Sigla</text:span>, Nome, Bilancio, <text:span text:style-name="T3">Responsabile</text:span>)</text:p>
      <text:p text:style-name="P2">Partecipazione(<text:span text:style-name="T2">Impiegato</text:span>, <text:span text:style-name="T2">Progetto</text:span>)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7T09:06:33.035496455</meta:creation-date>
    <dc:date>2025-05-07T09:37:07.513019036</dc:date>
    <meta:editing-duration>PT1M43S</meta:editing-duration>
    <meta:editing-cycles>1</meta:editing-cycles>
    <meta:generator>LibreOffice/25.2.0.3$Linux_X86_64 LibreOffice_project/e1cf4a87eb02d755bce1a01209907ea5ddc8f069</meta:generator>
    <meta:document-statistic meta:table-count="0" meta:image-count="0" meta:object-count="0" meta:page-count="1" meta:paragraph-count="5" meta:word-count="16" meta:character-count="192" meta:non-whitespace-character-count="181"/>
  </office:meta>
</office:document-meta>
</file>